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>
      <style:text-properties fo:language="en" fo:country="US"/>
    </style:style>
    <style:style style:name="P4" style:parent-style-name="Standard" style:list-style-name="LFO1" style:family="paragraph">
      <style:text-properties fo:language="en" fo:country="US"/>
    </style:style>
    <style:style style:name="P5" style:parent-style-name="Standard" style:list-style-name="LFO1" style:family="paragraph">
      <style:text-properties fo:language="en" fo:country="US"/>
    </style:style>
    <style:style style:name="P6" style:parent-style-name="Standard" style:list-style-name="LFO1" style:family="paragraph">
      <style:text-properties fo:language="en" fo:country="US"/>
    </style:style>
    <style:style style:name="P7" style:parent-style-name="Standard" style:list-style-name="LFO1" style:family="paragraph">
      <style:text-properties fo:language="en" fo:country="US"/>
    </style:style>
    <style:style style:name="P8" style:parent-style-name="Standard" style:list-style-name="LFO1" style:family="paragraph">
      <style:text-properties fo:language="en" fo:country="US"/>
    </style:style>
    <style:style style:name="P9" style:parent-style-name="Standard" style:list-style-name="LFO1" style:family="paragraph">
      <style:text-properties fo:language="en" fo:country="US"/>
    </style:style>
    <style:style style:name="P10" style:parent-style-name="Standard" style:list-style-name="LFO1" style:family="paragraph">
      <style:text-properties fo:language="en" fo:country="US"/>
    </style:style>
    <style:style style:name="P11" style:parent-style-name="Standard" style:list-style-name="LFO1" style:family="paragraph">
      <style:text-properties fo:language="en" fo:country="US"/>
    </style:style>
    <style:style style:name="P12" style:parent-style-name="Standard" style:list-style-name="LFO1" style:family="paragraph">
      <style:text-properties fo:language="en" fo:country="US"/>
    </style:style>
    <style:style style:name="P13" style:parent-style-name="Standard" style:list-style-name="LFO1" style:family="paragraph">
      <style:text-properties fo:language="en" fo:country="US"/>
    </style:style>
    <style:style style:name="P14" style:parent-style-name="Standard" style:list-style-name="LFO1" style:family="paragraph">
      <style:text-properties fo:language="en" fo:country="US"/>
    </style:style>
    <style:style style:name="P15" style:parent-style-name="Standard" style:list-style-name="LFO1" style:family="paragraph">
      <style:text-properties fo:language="en" fo:country="US"/>
    </style:style>
    <style:style style:name="P16" style:parent-style-name="Standard" style:list-style-name="LFO1" style:family="paragraph">
      <style:text-properties fo:language="en" fo:country="US"/>
    </style:style>
    <style:style style:name="P17" style:parent-style-name="Standard" style:list-style-name="LFO1" style:family="paragraph">
      <style:text-properties fo:language="en" fo:country="US"/>
    </style:style>
    <style:style style:name="P18" style:parent-style-name="Standard" style:list-style-name="LFO1" style:family="paragraph">
      <style:text-properties fo:language="en" fo:country="US"/>
    </style:style>
    <style:style style:name="P19" style:parent-style-name="Standard" style:list-style-name="LFO1" style:family="paragraph">
      <style:text-properties fo:language="en" fo:country="US"/>
    </style:style>
    <style:style style:name="P20" style:parent-style-name="Standard" style:list-style-name="LFO1" style:family="paragraph">
      <style:text-properties fo:language="en" fo:country="US"/>
    </style:style>
    <style:style style:name="P21" style:parent-style-name="Standard" style:list-style-name="LFO1" style:family="paragraph">
      <style:text-properties fo:language="en" fo:country="US"/>
    </style:style>
    <style:style style:name="P22" style:parent-style-name="Standard" style:list-style-name="LFO1" style:family="paragraph">
      <style:text-properties fo:language="en" fo:country="US"/>
    </style:style>
    <style:style style:name="P23" style:parent-style-name="Standard" style:list-style-name="LFO1" style:family="paragraph"/>
    <style:style style:name="T24" style:parent-style-name="DefaultParagraphFont" style:family="text">
      <style:text-properties fo:language="en" fo:country="US"/>
    </style:style>
  </office:automatic-styles>
  <office:body>
    <office:text text:use-soft-page-breaks="true">
      <text:list text:style-name="LFO1" text:continue-numbering="true">
        <text:list-item>
          <text:p text:style-name="P1">Trust the process.</text:p>
        </text:list-item>
        <text:list-item>
          <text:p text:style-name="P2">Outwork everyone.</text:p>
        </text:list-item>
        <text:list-item>
          <text:p text:style-name="P3">Plan your day a day before.</text:p>
        </text:list-item>
        <text:list-item>
          <text:p text:style-name="P4">Stand straight with your shoulders back –<text:s/>be<text:s/><text:s/>confident, smile</text:p>
        </text:list-item>
        <text:list-item>
          <text:p text:style-name="P5">Treat yourself like someone you are responsible for helping.<text:s/></text:p>
        </text:list-item>
        <text:list-item>
          <text:p text:style-name="P6">Make friends with<text:s/>people who wants the best for you.</text:p>
        </text:list-item>
        <text:list-item>
          <text:p text:style-name="P7">Compare yourself to who you were yesterday not to someone else.</text:p>
        </text:list-item>
        <text:list-item>
          <text:p text:style-name="P8">Set your house in perfect order before you criticize the world.</text:p>
        </text:list-item>
        <text:list-item>
          <text:p text:style-name="P9">Stop doing what you know is wrong.</text:p>
        </text:list-item>
        <text:list-item>
          <text:p text:style-name="P10">Give meaning to your life.</text:p>
        </text:list-item>
        <text:list-item>
          <text:p text:style-name="P11">Tell the truth</text:p>
        </text:list-item>
        <text:list-item>
          <text:p text:style-name="P12">Truly listen to people</text:p>
        </text:list-item>
        <text:list-item>
          <text:p text:style-name="P13">Be precise in your speech</text:p>
        </text:list-item>
        <text:list-item>
          <text:p text:style-name="P14">Pet a cat when you encounter one on the street.</text:p>
        </text:list-item>
        <text:list-item>
          <text:p text:style-name="P15">Stop making excuses</text:p>
        </text:list-item>
        <text:list-item>
          <text:p text:style-name="P16">Stop complaining</text:p>
        </text:list-item>
        <text:list-item>
          <text:p text:style-name="P17">Replace a bad habit by finding a different routine.</text:p>
        </text:list-item>
        <text:list-item>
          <text:p text:style-name="P18">What’s your why for doing this?</text:p>
        </text:list-item>
        <text:list-item>
          <text:p text:style-name="P19">What’s the actual reward for you?</text:p>
        </text:list-item>
        <text:list-item>
          <text:p text:style-name="P20">Mise-en-place</text:p>
        </text:list-item>
        <text:list-item>
          <text:p text:style-name="P21">Portmanteau</text:p>
        </text:list-item>
        <text:list-item>
          <text:p text:style-name="P22">Akraisia</text:p>
        </text:list-item>
        <text:list-item>
          <text:p text:style-name="P23"><text:span text:style-name="T24">Bunc your habit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Olszak</dc:creator>
    <meta:creation-date>2009-04-16T11:32:00Z</meta:creation-date>
    <dc:date>2019-01-16T14:24:00Z</dc:date>
    <meta:template xlink:href="Normal" xlink:type="simple"/>
    <meta:editing-cycles>19</meta:editing-cycles>
    <meta:editing-duration>PT208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7" meta:character-count="751" meta:row-count="5" meta:non-whitespace-character-count="645"/>
  </office:meta>
</office:document-meta>
</file>